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3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fo:color="#000000"/>
    </style:style>
    <style:style style:name="ce2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able-cell-properties fo:background-color="#ffff00" fo:wrap-option="wrap"/>
    </style:style>
    <style:style style:name="ce3" style:family="table-cell" style:parent-style-name="Default" style:data-style-name="N100">
      <style:table-cell-properties fo:background-color="#729fcf" fo:wrap-option="wrap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70"/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70">
      <style:table-cell-properties fo:background-color="#eeeeee"/>
    </style:style>
    <style:style style:name="ce9" style:family="table-cell" style:parent-style-name="Default" style:data-style-name="N100">
      <style:table-cell-properties fo:background-color="#d4ea6b" fo:wrap-option="wrap"/>
    </style:style>
    <style:style style:name="ce10" style:family="table-cell" style:parent-style-name="Default" style:data-style-name="N100">
      <style:table-cell-properties fo:background-color="#e8f2a1" fo:wrap-option="wrap"/>
    </style:style>
    <style:style style:name="ce11" style:family="table-cell" style:parent-style-name="Default" style:data-style-name="N100">
      <style:table-cell-properties fo:background-color="#ffbf00" fo:wrap-option="wrap"/>
    </style:style>
    <style:style style:name="ce12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d4ea6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06" table:default-cell-style-name="Default"/>
        <table:table-row table:style-name="ro1">
          <table:table-cell table:number-columns-repeated="5"/>
          <table:table-cell office:value-type="string" calcext:value-type="string">
            <text:p>Holding Registers</text:p>
          </table:table-cell>
          <table:table-cell table:number-columns-repeated="7"/>
          <table:table-cell office:value-type="string" calcext:value-type="string">
            <text:p>Input Regist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 Nr</text:p>
          </table:table-cell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Writable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style-name="ce8"/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table:style-name="ce6" office:value-type="string" calcext:value-type="string">
            <text:p>Bedeutung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On/Off The Standby On/Off</text:p>
            <text:p>state and the AC</text:p>
            <text:p>output DisEN/EN</text:p>
            <text:p>state; The low byte is</text:p>
            <text:p>the Standby</text:p>
            <text:p>on/off(1/0), the high</text:p>
            <text:p>byte is the AC output</text:p>
            <text:p>disable/enable (1/0). 0x0000: Output enable;</text:p>
            <text:p>0x0100: Output disable;</text:p>
          </table:table-cell>
          <table:table-cell table:style-name="ce2"/>
          <table:table-cell table:number-columns-repeated="5" office:value-type="float" office:value="0" calcext:value-type="float">
            <text:p>0</text:p>
          </table:table-cell>
          <table:table-cell table:style-name="ce2" office:value-type="string" calcext:value-type="string">
            <text:p>System Status</text:p>
          </table:table-cell>
          <table:table-cell table:style-name="ce2" office:value-type="string" calcext:value-type="string">
            <text:p>inverterStatus</text:p>
          </table:table-cell>
          <table:table-cell table:style-name="ce9" office:value-type="string" calcext:value-type="string">
            <text:p>System running Status: 0: Standby;</text:p>
            <text:p>1;PV an Grid Combine Discharge</text:p>
            <text:p>2: Discharge;</text:p>
            <text:p>3: Fault;</text:p>
            <text:p>4: Flash;</text:p>
            <text:p>5: PV charge;</text:p>
            <text:p>6: AC charge;</text:p>
            <text:p>7: Combine charge;</text:p>
            <text:p>8: Combine charge</text:p>
            <text:p>and Bypass;</text:p>
            <text:p>9: PV charge and</text:p>
            <text:p>Bypass;</text:p>
            <text:p>10: AC charge and Bypass;</text:p>
            <text:p>11: Bypass;</text:p>
            <text:p>12: PV charge and</text:p>
            <text:p>Discharge;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utputConfig AC output set 0: BAT First; 1: PV First; 2: UTI First; 3: PV&amp;UTI First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pv1</text:p>
          </table:table-cell>
          <table:table-cell table:style-name="ce2" office:value-type="string" calcext:value-type="string">
            <text:p>vpv1</text:p>
          </table:table-cell>
          <table:table-cell table:style-name="ce9" office:value-type="string" calcext:value-type="string">
            <text:p>Vpv1 PV1 Voltage now (0.1V)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3" office:value-type="string" calcext:value-type="string">
            <text:p>ChargeConfig Charge source set 0: PV first; 1: PV&amp;UTI; 2: PV Only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pv2</text:p>
          </table:table-cell>
          <table:table-cell table:style-name="ce2" office:value-type="string" calcext:value-type="string">
            <text:p>vpv2</text:p>
          </table:table-cell>
          <table:table-cell table:style-name="ce9" office:value-type="string" calcext:value-type="string">
            <text:p>Vpv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3" office:value-type="string" calcext:value-type="string">
            <text:p>UtiOutStart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pv1 High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pv1 H PV1 charge power (high) High By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3" office:value-type="string" calcext:value-type="string">
            <text:p>UtiOut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pv1 Low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V1 charge power (low) (0.1W)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3" office:value-type="string" calcext:value-type="string">
            <text:p>Utility charge Start,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pv2 High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3" office:value-type="string" calcext:value-type="string">
            <text:p>UtiCharge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pv2 Low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PVModel PV Input Mode 0:Independent; 1: Parallel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uck1Curr</text:p>
          </table:table-cell>
          <table:table-cell table:style-name="ce2" office:value-type="string" calcext:value-type="string">
            <text:p>buck1curr</text:p>
          </table:table-cell>
          <table:table-cell table:style-name="ce9" office:value-type="string" calcext:value-type="string">
            <text:p>Buck1Curr Buck1 current (0.1 A) Current to Battery now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AC Input Mode: 0-APL,90-280VAC 1-UPS, 170-280VAC, 2-GEN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uck2Curr</text:p>
          </table:table-cell>
          <table:table-cell table:style-name="ce2"/>
          <table:table-cell table:style-name="ce2" office:value-type="string" calcext:value-type="string">
            <text:p>Buck2Cur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Firmware version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OP_Watt H Output active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Firmware version M ASCII .</text:p>
          </table:table-cell>
          <table:table-cell table:style-name="ce2"/>
          <table:table-cell table:number-columns-repeated="4" office:value-type="float" office:value="14126" calcext:value-type="float">
            <text:p>14126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string" calcext:value-type="string">
            <text:p>OP_Watt L Output active power (low) (0.1 Watt)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Firmware version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OP_VA H Output apparent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Firmware version2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OP_VA L Output apparent power (low) (0.1VA)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400" calcext:value-type="float">
            <text:p>5400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string" calcext:value-type="string">
            <text:p>Firmware version2 M ASCII .</text:p>
          </table:table-cell>
          <table:table-cell table:style-name="ce2"/>
          <table:table-cell table:number-columns-repeated="4" office:value-type="float" office:value="14382" calcext:value-type="float">
            <text:p>14382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string" calcext:value-type="string">
            <text:p>ACChr_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Firmware version2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ACChr_Watt L AC charge watt (low) 0.1 Wat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LCD language 0-1 1-english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ACChr_VA H AC charge apparent power</text:p>
            <text:p>(high) 0.1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 ACChr_VA L AC charge apparent power</text:p>
            <text:p>(low) 0.1 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Bat Volt 0.1V</text:p>
          </table:table-cell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 table:number-columns-repeated="1006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string" calcext:value-type="string">
            <text:p>Output Volt Type 0: 208VAC;</text:p>
            <text:p>1: 230VAC 2: 240VAC 3:220VAC 4:100VAC 5:110VAC 6:120VAC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atterySOC</text:p>
          </table:table-cell>
          <table:table-cell table:style-name="ce2" office:value-type="string" calcext:value-type="string">
            <text:p>soc</text:p>
          </table:table-cell>
          <table:table-cell table:style-name="ce9" office:value-type="string" calcext:value-type="string">
            <text:p>BatterySOC 0-100%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OutputFreqType 0: 50Hz; 1: 60Hz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Bus Voltage</text:p>
          </table:table-cell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 table:number-columns-repeated="1006"/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OverLoadRestart 0:Yes; 1:No;</text:p>
            <text:p>2: Swith to UTI; Yes(over</text:p>
            <text:p>Load 1minsto restart,after over Load three times to stop</text:p>
            <text:p>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id Volt</text:p>
          </table:table-cell>
          <table:table-cell table:style-name="ce2" office:value-type="string" calcext:value-type="string">
            <text:p>vgrid</text:p>
          </table:table-cell>
          <table:table-cell table:style-name="ce9" office:value-type="string" calcext:value-type="string">
            <text:p>Grid Volt AC input Volt (0,1 V)</text:p>
          </table:table-cell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OverTempRestart 0:Yes;</text:p>
            <text:p>1:No; Yes(over Temperature</text:p>
            <text:p>To after restart，over Temperature three times to</text:p>
            <text:p>stop 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Line Freq AC input frequency</text:p>
          </table:table-cell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Buzzer on/off enable 1:Enable;</text:p>
            <text:p>0:Disable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OutputVolt AC output Volt</text:p>
          </table:table-cell>
          <table:table-cell table:number-columns-repeated="4" office:value-type="float" office:value="2300" calcext:value-type="float">
            <text:p>2300</text:p>
          </table:table-cell>
          <table:table-cell table:number-columns-repeated="1006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Serial No 5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3122" calcext:value-type="float">
            <text:p>23122</text:p>
          </table:table-cell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OutputFreq AC output frequency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table:number-columns-repeated="100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string" calcext:value-type="string">
            <text:p>Serial No 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9248" calcext:value-type="float">
            <text:p>19248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string" calcext:value-type="string">
            <text:p>Ouput DCV Ouput DC Volt ??? probably for drycontac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string" calcext:value-type="string">
            <text:p>Serial No 3</text:p>
          </table:table-cell>
          <table:table-cell table:style-name="ce2"/>
          <table:table-cell table:number-columns-repeated="2"/>
          <table:table-cell table:number-columns-repeated="2" office:value-type="float" office:value="17227" calcext:value-type="float">
            <text:p>1722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nvTemp</text:p>
          </table:table-cell>
          <table:table-cell table:style-name="ce2" office:value-type="string" calcext:value-type="string">
            <text:p>inverterTemperature</text:p>
          </table:table-cell>
          <table:table-cell table:style-name="ce9" office:value-type="string" calcext:value-type="string">
            <text:p>InvTemp Inv Temperature 0.1C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Serial No 2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4384" calcext:value-type="float">
            <text:p>14384</text:p>
          </table:table-cell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DcDc Temp 0.1C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string" calcext:value-type="string">
            <text:p>Serial No 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3113" calcext:value-type="float">
            <text:p>13113</text:p>
          </table:table-cell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string" calcext:value-type="string">
            <text:p>LoadPercent 0-1000 0.1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InverterModule High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Battery-port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1">InverterModule Low Byte P-battery type: 0: Lead_Acid;</text:span></text:p>
            <text:p><text:span text:style-name="T1">1: Lithium; 2: CustomLead_Acid;</text:span></text:p>
            <text:p><text:span text:style-name="T1">U-user type:0: No verndor;</text:span></text:p>
            <text:p><text:span text:style-name="T1">1: Growatt; 2: CPS; 3: Haiti;</text:span></text:p>
            <text:p><text:span text:style-name="T1">M-power rate: 3: 3KW; 5:5KW;</text:span></text:p>
            <text:p><text:span text:style-name="T1">S-Aging; 0: Normal Mode;</text:span></text:p>
            <text:p><text:span text:style-name="T1">1: Aging Mode; Can be set at</text:span></text:p>
            <text:p><text:span text:style-name="T1">standy state Only </text:span>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string" calcext:value-type="string">
            <text:p>Battery-bus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Communicate addre</text:p>
            <text:p>Ss 1~25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Time total H Work time total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string" calcext:value-type="string">
            <text:p>FlashStart Update firmware 0x0001: own=dec1</text:p>
            <text:p>0X0100: control broad (0x0100 = dec256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string" calcext:value-type="string">
            <text:p>Time total L Work time total (low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string" calcext:value-type="string">
            <text:p>Reset User Info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string" calcext:value-type="string">
            <text:p>Buck1_NTC Buck1 Temperature 0.1C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string" calcext:value-type="string">
            <text:p>Reset to factory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string" calcext:value-type="string">
            <text:p>Buck2_NTC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string" calcext:value-type="string">
            <text:p>MaxChargeCurr Ampere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string" calcext:value-type="string">
            <text:p>OP_Curr Output Current 0.1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Bulk Charge 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Inv_Curr Inv Current 0.1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number-columns-repeated="2"/>
          <table:table-cell table:style-name="ce2" office:value-type="string" calcext:value-type="string">
            <text:p>FloatCharge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C_InWatt H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table:number-columns-repeated="2"/>
          <table:table-cell table:style-name="ce3" office:value-type="string" calcext:value-type="string">
            <text:p>BatLowToUtiVolt Bat Low Volt Switch To Uti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C_InWatt L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ACChargeCurr (1A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AC_InVA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" table:number-columns-repeated="2"/>
          <table:table-cell table:style-name="ce2" office:value-type="string" calcext:value-type="string">
            <text:p>Battery Type 0: AGM 1: FLD</text:p>
            <text:p>2: USE 3: Lithium; 4: USE2 Can be set at standy state</text:p>
            <text:p>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2" table:number-columns-repeated="2"/>
          <table:table-cell table:style-name="ce2" office:value-type="string" calcext:value-type="string">
            <text:p>AC_InVA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table:number-columns-repeated="2"/>
          <table:table-cell table:style-name="ce2" office:value-type="string" calcext:value-type="string">
            <text:p>Aging Mode 0: Normal Mode;</text:p>
            <text:p>1: Aging Mode; Can be set at</text:p>
            <text:p>standy state 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ult bit</text:p>
          </table:table-cell>
          <table:table-cell table:style-name="ce2" office:value-type="string" calcext:value-type="string">
            <text:p>inverterError</text:p>
          </table:table-cell>
          <table:table-cell table:style-name="ce9" office:value-type="string" calcext:value-type="string">
            <text:p>Fault bit:2 Over Temperature</text:p>
            <text:p>3 Bat Voltage High</text:p>
            <text:p>5 Output short</text:p>
            <text:p>6 Output voltage high</text:p>
            <text:p>7 Over Load</text:p>
            <text:p>8 Bus voltage high</text:p>
            <text:p>9 Bus start fail</text:p>
            <text:p>51 over current</text:p>
            <text:p>52 Bus voltage low</text:p>
            <text:p>53 inverter softstart fail</text:p>
            <text:p>56 battery open</text:p>
            <text:p>58 output voltage low</text:p>
            <text:p>60 negtive power</text:p>
            <text:p>61 PV voltage high</text:p>
            <text:p>PV62 SCI com error</text:p>
            <text:p>80 can fault Can</text:p>
            <text:p>81 host lo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number-columns-repeated="3"/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string" calcext:value-type="string">
            <text:p>Warning bit see 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string" calcext:value-type="string">
            <text:p>Safety Type 1 standard 2 ETL</text:p>
            <text:p>3 AS4777 4 CQC 5 VDE4105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string" calcext:value-type="string">
            <text:p>Warning bit hig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table:number-columns-repeated="2"/>
          <table:table-cell table:style-name="ce2" office:value-type="string" calcext:value-type="string">
            <text:p>DTC Device Type Code (Inverter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105" calcext:value-type="float">
            <text:p>20105</text:p>
          </table:table-cell>
          <table:table-cell office:value-type="float" office:value="43" calcext:value-type="float">
            <text:p>43</text:p>
          </table:table-cell>
          <table:table-cell table:style-name="ce2" table:number-columns-repeated="2"/>
          <table:table-cell table:style-name="ce2" office:value-type="string" calcext:value-type="string">
            <text:p>warning val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" table:number-columns-repeated="2"/>
          <table:table-cell table:style-name="ce2" office:value-type="string" calcext:value-type="string">
            <text:p>Device Type Code &amp;*6</text:p>
          </table:table-cell>
          <table:table-cell table:number-columns-repeated="4" office:value-type="float" office:value="20105" calcext:value-type="float">
            <text:p>20105</text:p>
          </table:table-cell>
          <table:table-cell table:number-columns-repeated="100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table:number-columns-repeated="2"/>
          <table:table-cell table:style-name="ce3" office:value-type="string" calcext:value-type="string">
            <text:p>System time-year</text:p>
          </table:table-cell>
          <table:table-cell table:style-name="ce2"/>
          <table:table-cell table:number-columns-repeated="4" office:value-type="float" office:value="2024" calcext:value-type="float">
            <text:p>2024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string" calcext:value-type="string">
            <text:p>Product check step ??? looks like Grid Volt reg 20</text:p>
          </table:table-cell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9">
          <table:table-cell office:value-type="float" office:value="46" calcext:value-type="float">
            <text:p>46</text:p>
          </table:table-cell>
          <table:table-cell table:style-name="ce2" table:number-columns-repeated="2"/>
          <table:table-cell table:style-name="ce3" office:value-type="string" calcext:value-type="string">
            <text:p>System time- Month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2" table:number-columns-repeated="2"/>
          <table:table-cell table:style-name="ce2" office:value-type="string" calcext:value-type="string">
            <text:p>Production Line Mode 0: Not at Production</text:p>
            <text:p>Line Mode;</text:p>
            <text:p>1: Production Line</text:p>
            <text:p>Mode;</text:p>
            <text:p>2: Production Line</text:p>
            <text:p>Clear Fault Mode;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office:value-type="float" office:value="47" calcext:value-type="float">
            <text:p>47</text:p>
          </table:table-cell>
          <table:table-cell table:style-name="ce2" table:number-columns-repeated="2"/>
          <table:table-cell table:style-name="ce3" office:value-type="string" calcext:value-type="string">
            <text:p>System time- Day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onstantPowerOKFlag</text:p>
          </table:table-cell>
          <table:table-cell table:style-name="ce2" office:value-type="string" calcext:value-type="string">
            <text:p>constantpowerok</text:p>
          </table:table-cell>
          <table:table-cell table:style-name="ce11" office:value-type="string" calcext:value-type="string">
            <text:p>ConstantPowerOKFlag 0: Not OK;</text:p>
            <text:p>1: OK; ?? refers to constant from pv? Would be interestin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table:number-columns-repeated="2"/>
          <table:table-cell table:style-name="ce3" office:value-type="string" calcext:value-type="string">
            <text:p>System time- Hour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pv1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H PV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number-columns-repeated="2"/>
          <table:table-cell table:style-name="ce3" office:value-type="string" calcext:value-type="string">
            <text:p>System time- Min</text:p>
          </table:table-cell>
          <table:table-cell table:style-name="ce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Epv1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06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2" table:number-columns-repeated="2"/>
          <table:table-cell table:style-name="ce3" office:value-type="string" calcext:value-type="string">
            <text:p>System time- Second</text:p>
          </table:table-cell>
          <table:table-cell table:style-name="ce2"/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Epv1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pv1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L PV Energy total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pv2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pv2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pv2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pv2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L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ac_chrToday H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H AC 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ac_chrToday L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ac_chrTotal H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H AC 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table:number-columns-repeated="2"/>
          <table:table-cell table:style-name="ce2" office:value-type="string" calcext:value-type="string">
            <text:p>Manufacturer Info 8 high ASCII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ac_chrTotal L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L AC charge Energy total 0.1kwh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100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Manufacturer Info 7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bat_dischrToday H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H Bat discharge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number-columns-repeated="2"/>
          <table:table-cell table:style-name="ce2" office:value-type="string" calcext:value-type="string">
            <text:p>Manufacturer Info 6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bat_dischrToday L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table:number-columns-repeated="2"/>
          <table:table-cell table:style-name="ce2" office:value-type="string" calcext:value-type="string">
            <text:p>Manufacturer Info 5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bat_dischrTotal H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H Bat discharge Energy total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number-columns-repeated="2"/>
          <table:table-cell table:style-name="ce2" office:value-type="string" calcext:value-type="string">
            <text:p>Manufacturer Info 4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bat_dischrTotal L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L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5461" calcext:value-type="float">
            <text:p>5461</text:p>
          </table:table-cell>
          <table:table-cell office:value-type="float" office:value="5496" calcext:value-type="float">
            <text:p>5496</text:p>
          </table:table-cell>
          <table:table-cell table:number-columns-repeated="1006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table:number-columns-repeated="2"/>
          <table:table-cell table:style-name="ce2" office:value-type="string" calcext:value-type="string">
            <text:p>Manufacturer Info 3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ac_dischrToday H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H AC dis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number-columns-repeated="2"/>
          <table:table-cell table:style-name="ce2" office:value-type="string" calcext:value-type="string">
            <text:p>Manufacturer Info 2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Eac_dischrToday L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table:number-columns-repeated="2"/>
          <table:table-cell table:style-name="ce2" office:value-type="string" calcext:value-type="string">
            <text:p>Manufacturer Info 1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Eac_dischrTotal H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H AC dis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table:number-columns-repeated="2"/>
          <table:table-cell table:style-name="ce2" office:value-type="string" calcext:value-type="string">
            <text:p>FW Build No. 4Control FW Build No.</text:p>
            <text:p>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Eac_dischrTotal L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L (only from Grid without pv)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100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string" calcext:value-type="string">
            <text:p>FW Build No. 3Control FW Build No.</text:p>
            <text:p>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string" calcext:value-type="string">
            <text:p>ACChrCurr AC Charge Battery Current 0.1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table:number-columns-repeated="2"/>
          <table:table-cell table:style-name="ce2" office:value-type="string" calcext:value-type="string">
            <text:p>FW Build No. 2COM FW Build No. 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C_DisChrWatt H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H AC discharge watt (high) see Reg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string" calcext:value-type="string">
            <text:p>FW Build No. 1COM FW Build No. 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AC_DisChrWatt L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L see Reg 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5516" calcext:value-type="float">
            <text:p>65516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AC_DisChrVA H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H see Reg 11 ()from Battery + from Sun + from Grid no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table:number-columns-repeated="2"/>
          <table:table-cell table:style-name="ce2" office:value-type="string" calcext:value-type="string">
            <text:p>Sys Weekly 0-6 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AC_DisChrVA L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L see Reg 12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280" calcext:value-type="float">
            <text:p>1280</text:p>
          </table:table-cell>
          <table:table-cell office:value-type="float" office:value="5390" calcext:value-type="float">
            <text:p>5390</text:p>
          </table:table-cell>
          <table:table-cell table:number-columns-repeated="1006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table:number-columns-repeated="2"/>
          <table:table-cell table:style-name="ce2" office:value-type="string" calcext:value-type="string">
            <text:p>ModbusVersion 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Bat_DisChrWatt H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H 0.1W Battery discharge pow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table:number-columns-repeated="4"/>
          <table:table-cell table:number-columns-repeated="4" office:value-type="float" office:value="65535" calcext:value-type="float">
            <text:p>65535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Bat_DisChrWatt L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L Battery discharge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30" calcext:value-type="float">
            <text:p>2430</text:p>
          </table:table-cell>
          <table:table-cell table:number-columns-repeated="1006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2" table:number-columns-repeated="2"/>
          <table:table-cell table:style-name="ce2" office:value-type="string" calcext:value-type="string">
            <text:p>Bat_DisChrVA H 0.1VA Bat discharge apparent power</text:p>
            <text:p>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2" table:number-columns-repeated="2"/>
          <table:table-cell table:style-name="ce2" office:value-type="string" calcext:value-type="string">
            <text:p>Rate active</text:p>
            <text:p>power(high) 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2" table:number-columns-repeated="2"/>
          <table:table-cell table:style-name="ce2" office:value-type="string" calcext:value-type="string">
            <text:p>Bat_DisChrVA L Bat discharge apparent power</text:p>
            <text:p>(low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9">
          <table:table-cell office:value-type="float" office:value="77" calcext:value-type="float">
            <text:p>77</text:p>
          </table:table-cell>
          <table:table-cell table:style-name="ce2" table:number-columns-repeated="2"/>
          <table:table-cell table:style-name="ce2" office:value-type="string" calcext:value-type="string">
            <text:p>Rate active</text:p>
            <text:p>power(low) (0.1W) W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Bat_Watt H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H ?? (signed int 32)</text:p>
            <text:p>Positive:Battery</text:p>
            <text:p>Discharge Power;</text:p>
            <text:p>Negative:</text:p>
            <text:p>Battery</text:p>
            <text:p>Charge Power;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table:number-columns-repeated="2"/>
          <table:table-cell table:style-name="ce2" office:value-type="string" calcext:value-type="string">
            <text:p>Rate apparent power</text:p>
            <text:p>(high) VA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Bat_Watt L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L ???</text:p>
          </table:table-cell>
          <table:table-cell office:value-type="float" office:value="0" calcext:value-type="float">
            <text:p>0</text:p>
          </table:table-cell>
          <table:table-cell office:value-type="float" office:value="63956" calcext:value-type="float">
            <text:p>63956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table:number-columns-repeated="2"/>
          <table:table-cell table:style-name="ce2" office:value-type="string" calcext:value-type="string">
            <text:p>Rate apparent power</text:p>
            <text:p>(low) (0.1VA) VA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9" calcext:value-type="float">
            <text:p>79</text:p>
          </table:table-cell>
          <table:table-cell table:style-name="ce2" table:number-columns-repeated="2"/>
          <table:table-cell table:style-name="ce2" office:value-type="string" calcext:value-type="string">
            <text:p>UwSlaveExistCnt 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Communicaiton</text:p>
            <text:p>board Version For BMS</text:p>
            <text:p>Board</text:p>
          </table:table-cell>
          <table:table-cell table:style-name="ce2"/>
          <table:table-cell table:number-columns-repeated="4" office:value-type="float" office:value="5603" calcext:value-type="float">
            <text:p>5603</text:p>
          </table:table-cell>
          <table:table-cell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BatOverCharge 0:Battery not over</text:p>
            <text:p>charge;</text:p>
            <text:p>1:Battery over charge;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UwBatPieceNum 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MpptFanSpeed <text:s/>Fan speed of MPPT Charger 0-100 1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string" calcext:value-type="string">
            <text:p>WBatLowCutOff (0.1V Li: 5-100 %)</text:p>
          </table:table-cell>
          <table:table-cell table:style-name="ce2"/>
          <table:table-cell table:number-columns-repeated="4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string" calcext:value-type="string">
            <text:p>InvFanSpeed Fan speed of Inverter 0-100%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string" calcext:value-type="string">
            <text:p>TotalChgCur Total Charge current 0.1A see also Reg No. 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number-columns-repeated="2"/>
          <table:table-cell table:style-name="ce2" office:value-type="string" calcext:value-type="string">
            <text:p>NomGrid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4" calcext:value-type="float">
            <text:p>84</text:p>
          </table:table-cell>
          <table:table-cell table:style-name="ce2" table:number-columns-repeated="2"/>
          <table:table-cell office:value-type="string" calcext:value-type="string">
            <text:p>???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table:number-columns-repeated="2"/>
          <table:table-cell table:style-name="ce2" office:value-type="string" calcext:value-type="string">
            <text:p>NomGrid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Eop_dischrToday_H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H Op discharge Enerda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number-columns-repeated="2"/>
          <table:table-cell table:style-name="ce2" office:value-type="string" calcext:value-type="string">
            <text:p>NomBatVolt</text:p>
          </table:table-cell>
          <table:table-cell table:style-name="ce2"/>
          <table:table-cell table:number-columns-repeated="4"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Eop_dischrToday_L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table:number-columns-repeated="2"/>
          <table:table-cell table:style-name="ce2" office:value-type="string" calcext:value-type="string">
            <text:p>NomPvCurr</text:p>
          </table:table-cell>
          <table:table-cell table:style-name="ce2"/>
          <table:table-cell table:number-columns-repeated="4"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Eop_dischrTotal_H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H Op discharge Enerda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number-columns-repeated="2"/>
          <table:table-cell table:style-name="ce2" office:value-type="string" calcext:value-type="string">
            <text:p>NomAcChgCurr</text:p>
          </table:table-cell>
          <table:table-cell table:style-name="ce2"/>
          <table:table-cell table:number-columns-repeated="4"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Eop_dischrTotal_L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string" calcext:value-type="string">
            <text:p>NomOp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string" calcext:value-type="string">
            <text:p>??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string" calcext:value-type="string">
            <text:p>NomOp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string" calcext:value-type="string">
            <text:p>ParaChgCurr Para system charge current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number-columns-repeated="2"/>
          <table:table-cell table:style-name="ce2" office:value-type="string" calcext:value-type="string">
            <text:p>NomOpPow</text:p>
          </table:table-cell>
          <table:table-cell table:style-name="ce2"/>
          <table:table-cell table:number-columns-repeated="4"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" calcext:value-type="float">
            <text:p>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0" calcext:value-type="float">
            <text:p>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table:number-columns-repeated="2"/>
          <table:table-cell table:style-name="ce3" office:value-type="string" calcext:value-type="string">
            <text:p>uwAC2BatVolt AC switch to Battery 01%</text:p>
          </table:table-cell>
          <table:table-cell table:style-name="ce2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390" calcext:value-type="float">
            <text:p>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number-columns-repeated="2"/>
          <table:table-cell table:style-name="ce2" office:value-type="string" calcext:value-type="string">
            <text:p>BypEnab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number-columns-repeated="2"/>
          <table:table-cell table:style-name="ce2" office:value-type="string" calcext:value-type="string">
            <text:p>PowSavingEn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number-columns-repeated="2"/>
          <table:table-cell table:style-name="ce2" office:value-type="string" calcext:value-type="string">
            <text:p>SpowBal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number-columns-repeated="2"/>
          <table:table-cell table:style-name="ce2" office:value-type="string" calcext:value-type="string">
            <text:p>ClrEnergyToday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string" calcext:value-type="string">
            <text:p>clrEnergyAll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number-columns-repeated="2"/>
          <table:table-cell table:style-name="ce2" office:value-type="string" calcext:value-type="string">
            <text:p>BurnInTes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number-columns-repeated="2"/>
          <table:table-cell table:style-name="ce2" office:value-type="string" calcext:value-type="string">
            <text:p>ManualStar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number-columns-repeated="2"/>
          <table:table-cell table:style-name="ce2" office:value-type="string" calcext:value-type="string">
            <text:p>SciLossChk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number-columns-repeated="2"/>
          <table:table-cell table:style-name="ce2" office:value-type="string" calcext:value-type="string">
            <text:p>Blight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2" table:number-columns-repeated="2"/>
          <table:table-cell table:style-name="ce2" office:value-type="string" calcext:value-type="string">
            <text:p>ParaMaxChgCurr</text:p>
          </table:table-cell>
          <table:table-cell table:style-name="ce2" office:value-type="string" calcext:value-type="string">
            <text:p>Parallel</text:p>
            <text:p>Maximum</text:p>
            <text:p>Current System</text:p>
            <text:p>Charge</text:p>
          </table:table-cell>
          <table:table-cell table:number-columns-repeated="4" office:value-type="float" office:value="80" calcext:value-type="float">
            <text:p>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number-columns-repeated="2"/>
          <table:table-cell table:style-name="ce2" office:value-type="string" calcext:value-type="string">
            <text:p>LiProtocolType</text:p>
          </table:table-cell>
          <table:table-cell table:style-name="ce2" office:value-type="string" calcext:value-type="string">
            <text:p>1-99</text:p>
          </table:table-cell>
          <table:table-cell table:number-columns-repeated="4" office:value-type="float" office:value="51" calcext:value-type="float">
            <text:p>5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number-columns-repeated="2"/>
          <table:table-cell table:style-name="ce2" office:value-type="string" calcext:value-type="string">
            <text:p>AudioAlarm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number-columns-repeated="2"/>
          <table:table-cell table:style-name="ce2" office:value-type="string" calcext:value-type="string">
            <text:p>uwEqEn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number-columns-repeated="2"/>
          <table:table-cell table:style-name="ce2" office:value-type="string" calcext:value-type="string">
            <text:p>uwEqChgVolt??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string" calcext:value-type="string">
            <text:p>uwEqTime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number-columns-repeated="2"/>
          <table:table-cell table:style-name="ce2" office:value-type="string" calcext:value-type="string">
            <text:p>uwEqTimeOut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number-columns-repeated="2"/>
          <table:table-cell table:style-name="ce2" office:value-type="string" calcext:value-type="string">
            <text:p>uwEqInterval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4" table:number-columns-repeated="2"/>
          <table:table-cell table:style-name="ce4" office:value-type="string" calcext:value-type="string">
            <text:p>uwMaxDisChgCu</text:p>
            <text:p>Rr (probably 0.001A Current from Utility)?? compare with Input 04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640" calcext:value-type="float">
            <text:p>16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90" calcext:value-type="float">
            <text:p>2990</text:p>
          </table:table-cell>
          <table:table-cell/>
          <table:table-cell table:style-name="ce4" table:number-columns-repeated="3"/>
          <table:table-cell table:style-name="ce5"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number-columns-repeated="2"/>
          <table:table-cell table:style-name="ce2" office:value-type="string" calcext:value-type="string">
            <text:p>See 70 inputreg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number-columns-repeated="2"/>
          <table:table-cell table:style-name="ce2" office:value-type="string" calcext:value-type="string">
            <text:p>See 72 inputreg</text:p>
          </table:table-cell>
          <table:table-cell table:style-name="ce2"/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390" calcext:value-type="float">
            <text:p>5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number-columns-repeated="2"/>
          <table:table-cell table:style-name="ce2" office:value-type="string" calcext:value-type="string">
            <text:p>Battery Voltage</text:p>
          </table:table-cell>
          <table:table-cell table:style-name="ce2"/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number-columns-repeated="2"/>
          <table:table-cell table:style-name="ce2" office:value-type="string" calcext:value-type="string">
            <text:p>Battery Percent %</text:p>
          </table:table-cell>
          <table:table-cell table:style-name="ce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number-columns-repeated="4"/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number-columns-repeated="2"/>
          <table:table-cell table:style-name="ce2" office:value-type="string" calcext:value-type="string">
            <text:p>Uti Voltage now???</text:p>
          </table:table-cell>
          <table:table-cell table:style-name="ce2"/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number-columns-repeated="4"/>
          <table:table-cell table:number-columns-repeated="4" office:value-type="float" office:value="2300" calcext:value-type="float">
            <text:p>23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number-columns-repeated="4"/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number-columns-repeated="4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number-columns-repeated="4"/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number-columns-repeated="4"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number-columns-repeated="4"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number-columns-repeated="4"/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number-columns-repeated="4"/>
          <table:table-cell table:number-columns-repeated="4" office:value-type="float" office:value="20105" calcext:value-type="float">
            <text:p>2010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number-columns-repeated="4"/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number-columns-repeated="2"/>
          <table:table-cell table:style-name="ce2" office:value-type="string" calcext:value-type="string">
            <text:p>Total Kwh from PV</text:p>
          </table:table-cell>
          <table:table-cell table:style-name="ce2"/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number-columns-repeated="2"/>
          <table:table-cell table:style-name="ce2" office:value-type="string" calcext:value-type="string">
            <text:p>Boot loader version2</text:p>
          </table:table-cell>
          <table:table-cell table:style-name="ce2"/>
          <table:table-cell table:number-columns-repeated="2" office:value-type="string" calcext:value-type="string">
            <text:p>???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2" table:number-columns-repeated="4"/>
          <table:table-cell table:number-columns-repeated="5"/>
          <table:table-cell table:style-name="ce2" table:number-columns-repeated="3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1" table:number-rows-repeated="10484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7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26" calcext:value-type="float">
            <text:p>141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2" calcext:value-type="float">
            <text:p>143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22" calcext:value-type="float">
            <text:p>231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48" calcext:value-type="float">
            <text:p>19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4" calcext:value-type="float">
            <text:p>143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3" calcext:value-type="float">
            <text:p>131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0-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956" calcext:value-type="float">
            <text:p>639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</table:table-row>
      </table:table>
      <table:table table:name="LegendColor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ors Legen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5"/>
          <table:table-cell office:value-type="string" calcext:value-type="string">
            <text:p>In Code used Input Reg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45:52.528442643</meta:creation-date>
    <dc:date>2024-12-01T17:59:07.213110677</dc:date>
    <meta:editing-duration>PT4H57M56S</meta:editing-duration>
    <meta:editing-cycles>41</meta:editing-cycles>
    <meta:generator>LibreOffice/7.3.7.2$Linux_X86_64 LibreOffice_project/30$Build-2</meta:generator>
    <meta:document-statistic meta:table-count="3" meta:cell-count="2138" meta:object-count="0"/>
  </office:meta>
</office:document-meta>
</file>